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831E317B54.png" manifest:media-type="image/png"/>
  <manifest:file-entry manifest:full-path="Pictures/100000000000007D00000077FB23C16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udentAlbumTable" style:family="table">
      <style:table-properties style:width="10.1104in" table:align="left"/>
    </style:style>
    <style:style style:name="StudentAlbumTable.A" style:family="table-column">
      <style:table-column-properties style:column-width="1.2639in"/>
    </style:style>
    <style:style style:name="StudentAlbumTable.B" style:family="table-column">
      <style:table-column-properties style:column-width="1.1972in"/>
    </style:style>
    <style:style style:name="StudentAlbumTable.C" style:family="table-column">
      <style:table-column-properties style:column-width="0.5722in"/>
    </style:style>
    <style:style style:name="StudentAlbumTable.D" style:family="table-column">
      <style:table-column-properties style:column-width="1.0208in"/>
    </style:style>
    <style:style style:name="StudentAlbumTable.E" style:family="table-column">
      <style:table-column-properties style:column-width="1.2458in"/>
    </style:style>
    <style:style style:name="StudentAlbumTable.F" style:family="table-column">
      <style:table-column-properties style:column-width="0.95in"/>
    </style:style>
    <style:style style:name="StudentAlbumTable.G" style:family="table-column">
      <style:table-column-properties style:column-width="1.45in"/>
    </style:style>
    <style:style style:name="StudentAlbumTable.H" style:family="table-column">
      <style:table-column-properties style:column-width="2.4104in"/>
    </style:style>
    <style:style style:name="StudentAlbumTable.1" style:family="table-row">
      <style:table-row-properties style:min-row-height="0.3in"/>
    </style:style>
    <style:style style:name="StudentAlbum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StudentAlbumTable.H1" style:family="table-cell">
      <style:table-cell-properties fo:padding="0.0382in" fo:border="0.05pt solid #000000"/>
    </style:style>
    <style:style style:name="StudentAlbumTable.A2" style:family="table-cell">
      <style:table-cell-properties fo:padding="0.0382in" fo:border-left="0.05pt solid #000000" fo:border-right="none" fo:border-top="none" fo:border-bottom="0.05pt solid #000000"/>
    </style:style>
    <style:style style:name="StudentAlbumTable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Arial Narrow"/>
    </style:style>
    <style:style style:name="P3" style:family="paragraph" style:parent-style-name="Table_20_Contents">
      <style:text-properties style:font-name="Arial Narrow" fo:font-weight="normal" style:font-weight-asian="normal" style:font-weight-complex="normal"/>
    </style:style>
    <style:style style:name="P4" style:family="paragraph" style:parent-style-name="Table_20_Heading">
      <style:text-properties style:font-name="Arial Narrow" fo:font-weight="normal" style:font-weight-asian="normal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style:font-name="Arial Narrow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AlbumTable" table:style-name="StudentAlbumTable">
        <table:table-column table:style-name="StudentAlbumTable.A"/>
        <table:table-column table:style-name="StudentAlbumTable.B"/>
        <table:table-column table:style-name="StudentAlbumTable.C"/>
        <table:table-column table:style-name="StudentAlbumTable.D"/>
        <table:table-column table:style-name="StudentAlbumTable.E"/>
        <table:table-column table:style-name="StudentAlbumTable.F"/>
        <table:table-column table:style-name="StudentAlbumTable.G"/>
        <table:table-column table:style-name="StudentAlbumTable.H"/>
        <table:table-header-rows>
          <table:table-row table:style-name="StudentAlbumTable.1">
            <table:table-cell table:style-name="StudentAlbumTable.A1" office:value-type="string">
              <text:p text:style-name="P5">Passport Photo</text:p>
            </table:table-cell>
            <table:table-cell table:style-name="StudentAlbumTable.A1" office:value-type="string">
              <text:p text:style-name="P5">{{{++header+person+surname}}}</text:p>
            </table:table-cell>
            <table:table-cell table:style-name="StudentAlbumTable.A1" office:value-type="string">
              <text:p text:style-name="P5">{{{++header+demographic+gender}}}</text:p>
            </table:table-cell>
            <table:table-cell table:style-name="StudentAlbumTable.A1" office:value-type="string">
              <text:p text:style-name="P5">{{{++header+demographic+birth_date}}}</text:p>
            </table:table-cell>
            <table:table-cell table:style-name="StudentAlbumTable.A1" office:value-type="string">
              <text:p text:style-name="P5">{{{++header+nsin+id_num}}}</text:p>
            </table:table-cell>
            <table:table-cell table:style-name="StudentAlbumTable.A1" office:value-type="string">
              <text:p text:style-name="P5">{{{++header+person_instance+exam_number}}}</text:p>
            </table:table-cell>
            <table:table-cell table:style-name="StudentAlbumTable.A1" office:value-type="string">
              <text:p text:style-name="P5">{{{++header+providertraining+training}}}</text:p>
            </table:table-cell>
            <table:table-cell table:style-name="StudentAlbumTable.H1" office:value-type="string">
              <text:p text:style-name="P5">{{{++header+providertraining+trainingprovider}}}</text:p>
            </table:table-cell>
          </table:table-row>
        </table:table-header-rows>
        <table:table-row>
          <table:table-cell table:style-name="StudentAlbumTable.A2" office:value-type="string">
            <text:p text:style-name="P2">[!-- BEGIN row.report_row --] {{{person_photo_passport+image+width=1.0in,maxheight=1.25in}}}</text:p>
          </table:table-cell>
          <table:table-cell table:style-name="StudentAlbumTable.A2" office:value-type="string">
            <text:p text:style-name="P4">{{{person+surname}}} {{{person+firstname}}} {{{person+othername}}}</text:p>
          </table:table-cell>
          <table:table-cell table:style-name="StudentAlbumTable.A2" office:value-type="string">
            <text:p text:style-name="P3">{{{demographic+gender}}}</text:p>
          </table:table-cell>
          <table:table-cell table:style-name="StudentAlbumTable.A2" office:value-type="string">
            <text:p text:style-name="P3">{{{demographic+birth_date}}}</text:p>
          </table:table-cell>
          <table:table-cell table:style-name="StudentAlbumTable.A2" office:value-type="string">
            <text:p text:style-name="P2">{{{nsin+id_num}}}</text:p>
          </table:table-cell>
          <table:table-cell table:style-name="StudentAlbumTable.A2" office:value-type="string">
            <text:p text:style-name="P3">{{{person_instance+exam_number}}}</text:p>
          </table:table-cell>
          <table:table-cell table:style-name="StudentAlbumTable.A2" office:value-type="string">
            <text:p text:style-name="P3">{{{providertraining+training}}}</text:p>
          </table:table-cell>
          <table:table-cell table:style-name="StudentAlbumTable.H2" office:value-type="string">
            <text:p text:style-name="P2">{{{providertraining+trainingprovider}}}</text:p>
            <text:p text:style-name="P3">[!-- END row.report_row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0.7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283in" svg:y="0in" svg:width="1.1752in" svg:height="1.0882in" draw:z-index="0"><draw:image xlink:href="Pictures/100000000000007D00000077FB23C16A.jpg" xlink:type="simple" xlink:show="embed" xlink:actuate="onLoad"/></draw:frame>UGANDA NURSES AND MIDWIVES EXAMINATIONS BOARD</text:p>
        <text:p text:style-name="MP1"/>
        <text:p text:style-name="MP1"/>
        <text:p text:style-name="MP1">STUDENT ALBUM</text:p>
      </style:header>
      <style:footer>
        <text:p text:style-name="Footer"><text:tab/> <text:s text:c="96"/><draw:frame draw:style-name="Mfr2" draw:name="Picture 1" text:anchor-type="as-char" svg:y="-0.0429in" svg:width="0.9098in" svg:height="0.4417in" draw:z-index="1"><draw:image xlink:href="Pictures/10000000000000CE000000831E317B54.png" xlink:type="simple" xlink:show="embed" xlink:actuate="onLoad"/></draw:frame></text:p>
        <text:p text:style-name="Footer"><text:tab/> <text:s text:c="99"/>…...............................</text:p>
        <text:p text:style-name="Footer"><text:s text:c="18"/><text:tab/> <text:s text:c="100"/>Executive Secretary<text:tab/><text:tab/> <text:s text:c="99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4-09T13:45:40</meta:creation-date>
    <dc:date>2014-07-25T11:15:55</dc:date>
    <dc:creator>HRIS </dc:creator>
    <meta:editing-duration>PT20M25S</meta:editing-duration>
    <meta:editing-cycles>14</meta:editing-cycles>
    <meta:generator>LibreOffice/3.5$Linux_x86 LibreOffice_project/350m1$Build-2</meta:generator>
    <meta:document-statistic meta:table-count="1" meta:image-count="2" meta:object-count="0" meta:page-count="1" meta:paragraph-count="22" meta:word-count="40" meta:character-count="1157" meta:non-whitespace-character-count="718"/>
  </office:meta>
</office:document-meta>
</file>